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urrency" style:data-style-name="N36"/>
    <style:style style:name="ce3" style:family="table-cell" style:parent-style-name="Currency" style:data-style-name="N38"/>
    <style:style style:name="ce4" style:family="table-cell" style:parent-style-name="Currency" style:data-style-name="N37"/>
    <style:style style:name="ce5" style:family="table-cell" style:parent-style-name="Default" style:data-style-name="N12"/>
    <style:style style:name="ce6" style:family="table-cell" style:parent-style-name="Currency" style:data-style-name="N39"/>
    <style:style style:name="ce7" style:family="table-cell" style:parent-style-name="Default" style:data-style-name="N34"/>
    <style:style style:name="ce8" style:family="table-cell" style:parent-style-name="Default" style:data-style-name="N36"/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3.65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MIDI Loop Pedal</text:p>
          </table:table-cell>
          <table:table-cell table:number-columns-repeated="4" table:style-name="ce1"/>
          <table:table-cell office:value-type="string" table:style-name="ce1">
            <text:p>Revision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ill of Materia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signator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Unit Price</text:p>
          </table:table-cell>
          <table:table-cell office:value-type="string" table:style-name="ce1">
            <text:p>Qty 10 Price</text:p>
          </table:table-cell>
          <table:table-cell office:value-type="string" table:style-name="ce1">
            <text:p>Digikey Part #</text:p>
          </table:table-cell>
          <table:table-cell office:value-type="string" table:style-name="ce1">
            <text:p>Note</text:p>
          </table:table-cell>
          <table:table-cell table:number-columns-repeated="3" table:style-name="ce1"/>
          <table:table-cell office:value-type="string" table:style-name="ce1">
            <text:p>Single unit price</text:p>
          </table:table-cell>
          <table:table-cell office:value-type="string" table:style-name="ce1">
            <text:p>Batch pri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6N138</text:p>
          </table:table-cell>
          <table:table-cell office:value-type="float" office:value="1" table:style-name="ce1">
            <text:p>1</text:p>
          </table:table-cell>
          <table:table-cell office:value-type="currency" office:value="0.8" table:style-name="ce2">
            <text:p><text:s/>$0.80<text:s/></text:p>
          </table:table-cell>
          <table:table-cell office:value-type="currency" office:value="0.52200000000000002" table:style-name="ce3">
            <text:p><text:s/>$0.522<text:s/></text:p>
          </table:table-cell>
          <table:table-cell office:value-type="string" table:style-name="ce1">
            <text:p>160-1795-ND</text:p>
          </table:table-cell>
          <table:table-cell table:number-columns-repeated="4" table:style-name="ce1"/>
          <table:table-cell office:value-type="currency" office:value="0.8" table:formula="of:=[.C5]*[.D5]" table:style-name="ce7">
            <text:p><text:s/>$0.80<text:s/></text:p>
          </table:table-cell>
          <table:table-cell office:value-type="currency" office:value="0.52200000000000002" table:formula="of:=[.C5]*[.E5]" table:style-name="ce3">
            <text:p><text:s/>$0.522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currency" office:value="31.88" table:style-name="ce2">
            <text:p><text:s/>$31.88<text:s/></text:p>
          </table:table-cell>
          <table:table-cell office:value-type="currency" office:value="31.88" table:style-name="ce3">
            <text:p><text:s/>$31.880<text:s/></text:p>
          </table:table-cell>
          <table:table-cell office:value-type="string" table:style-name="ce1">
            <text:p>1568-DEV-16996-ND</text:p>
          </table:table-cell>
          <table:table-cell office:value-type="string" table:style-name="ce1">
            <text:p>Cheaper without headers</text:p>
          </table:table-cell>
          <table:table-cell table:number-columns-repeated="3" table:style-name="ce1"/>
          <table:table-cell office:value-type="currency" office:value="31.88" table:formula="of:=[.C6]*[.D6]" table:style-name="ce7">
            <text:p><text:s/>$31.88<text:s/></text:p>
          </table:table-cell>
          <table:table-cell office:value-type="currency" office:value="31.88" table:formula="of:=[.C6]*[.E6]" table:style-name="ce3">
            <text:p><text:s/>$31.880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0.1u</text:p>
          </table:table-cell>
          <table:table-cell office:value-type="float" office:value="1" table:style-name="ce1">
            <text:p>1</text:p>
          </table:table-cell>
          <table:table-cell office:value-type="currency" office:value="0.23" table:style-name="ce2">
            <text:p><text:s/>$0.23<text:s/></text:p>
          </table:table-cell>
          <table:table-cell office:value-type="currency" office:value="0.157" table:style-name="ce3">
            <text:p><text:s/>$0.157<text:s/></text:p>
          </table:table-cell>
          <table:table-cell office:value-type="string" table:style-name="ce1">
            <text:p>399-4151-ND</text:p>
          </table:table-cell>
          <table:table-cell table:number-columns-repeated="4" table:style-name="ce1"/>
          <table:table-cell office:value-type="currency" office:value="0.23" table:formula="of:=[.C7]*[.D7]" table:style-name="ce7">
            <text:p><text:s/>$0.23<text:s/></text:p>
          </table:table-cell>
          <table:table-cell office:value-type="currency" office:value="0.157" table:formula="of:=[.C7]*[.E7]" table:style-name="ce3">
            <text:p><text:s/>$0.157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1,R3</text:p>
          </table:table-cell>
          <table:table-cell office:value-type="float" office:value="470" table:style-name="ce1">
            <text:p>470</text:p>
          </table:table-cell>
          <table:table-cell office:value-type="float" office:value="2" table:style-name="ce1">
            <text:p>2</text:p>
          </table:table-cell>
          <table:table-cell office:value-type="currency" office:value="0.1" table:style-name="ce4">
            <text:p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1">
            <text:p>CF14JT470RCT-ND</text:p>
          </table:table-cell>
          <table:table-cell table:number-columns-repeated="4" table:style-name="ce1"/>
          <table:table-cell office:value-type="currency" office:value="0.2" table:formula="of:=[.C8]*[.D8]" table:style-name="ce7">
            <text:p><text:s/>$0.20<text:s/></text:p>
          </table:table-cell>
          <table:table-cell office:value-type="currency" office:value="7.1999999999999995E-2" table:formula="of:=[.C8]*[.E8]" table:style-name="ce3">
            <text:p><text:s/>$0.072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10k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4">
            <text:p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1">
            <text:p>CF14JT10K0CT-ND</text:p>
          </table:table-cell>
          <table:table-cell table:number-columns-repeated="4" table:style-name="ce1"/>
          <table:table-cell office:value-type="currency" office:value="0.1" table:formula="of:=[.C9]*[.D9]" table:style-name="ce7">
            <text:p><text:s/>$0.10<text:s/></text:p>
          </table:table-cell>
          <table:table-cell office:value-type="currency" office:value="3.5999999999999997E-2" table:formula="of:=[.C9]*[.E9]" table:style-name="ce3">
            <text:p><text:s/>$0.036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4,R5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1">
            <text:p>CF14JT47R0CT-ND</text:p>
          </table:table-cell>
          <table:table-cell table:number-columns-repeated="4" table:style-name="ce1"/>
          <table:table-cell office:value-type="currency" office:value="0.2" table:formula="of:=[.C10]*[.D10]" table:style-name="ce7">
            <text:p><text:s/>$0.20<text:s/></text:p>
          </table:table-cell>
          <table:table-cell office:value-type="currency" office:value="7.1999999999999995E-2" table:formula="of:=[.C10]*[.E10]" table:style-name="ce3">
            <text:p><text:s/>$0.072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1">
            <text:p>CF14JT220RCT-ND</text:p>
          </table:table-cell>
          <table:table-cell table:number-columns-repeated="4" table:style-name="ce1"/>
          <table:table-cell office:value-type="currency" office:value="0.1" table:formula="of:=[.C11]*[.D11]" table:style-name="ce7">
            <text:p><text:s/>$0.10<text:s/></text:p>
          </table:table-cell>
          <table:table-cell office:value-type="currency" office:value="3.5999999999999997E-2" table:formula="of:=[.C11]*[.E11]" table:style-name="ce3">
            <text:p><text:s/>$0.036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1N4148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4">
            <text:p>$0.10<text:s/></text:p>
          </table:table-cell>
          <table:table-cell office:value-type="currency" office:value="7.0999999999999994E-2" table:style-name="ce3">
            <text:p><text:s/>$0.071<text:s/></text:p>
          </table:table-cell>
          <table:table-cell office:value-type="string" table:style-name="ce1">
            <text:p>1N4148-T26ACT-ND</text:p>
          </table:table-cell>
          <table:table-cell table:number-columns-repeated="4" table:style-name="ce1"/>
          <table:table-cell office:value-type="currency" office:value="0.1" table:formula="of:=[.C12]*[.D12]" table:style-name="ce7">
            <text:p><text:s/>$0.10<text:s/></text:p>
          </table:table-cell>
          <table:table-cell office:value-type="currency" office:value="7.0999999999999994E-2" table:formula="of:=[.C12]*[.E12]" table:style-name="ce3">
            <text:p><text:s/>$0.071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currency" office:value="0.15" table:style-name="ce5">
            <text:p>$0.15<text:s/></text:p>
          </table:table-cell>
          <table:table-cell office:value-type="currency" office:value="0.14000000000000001" table:style-name="ce6">
            <text:p><text:s/>$0.140<text:s/></text:p>
          </table:table-cell>
          <table:table-cell office:value-type="string" table:style-name="ce1">
            <text:p>C503B-RCN-CW0Z0AA1-ND</text:p>
          </table:table-cell>
          <table:table-cell table:number-columns-repeated="4" table:style-name="ce1"/>
          <table:table-cell office:value-type="currency" office:value="0.15" table:formula="of:=[.C13]*[.D13]" table:style-name="ce7">
            <text:p><text:s/>$0.15<text:s/></text:p>
          </table:table-cell>
          <table:table-cell office:value-type="currency" office:value="0.14000000000000001" table:formula="of:=[.C13]*[.E13]" table:style-name="ce3">
            <text:p><text:s/>$0.140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1">
            <text:p>WS2812B</text:p>
          </table:table-cell>
          <table:table-cell office:value-type="float" office:value="1" table:style-name="ce1">
            <text:p>1</text:p>
          </table:table-cell>
          <table:table-cell office:value-type="currency" office:value="0.10290000000000001" table:style-name="ce5">
            <text:p>$0.10<text:s/></text:p>
          </table:table-cell>
          <table:table-cell office:value-type="currency" office:value="0.10290000000000001" table:style-name="ce6">
            <text:p><text:s/>$0.103<text:s/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One module from a generic WS2812B strip.</text:p>
          </table:table-cell>
          <table:table-cell table:number-columns-repeated="3" table:style-name="ce1"/>
          <table:table-cell office:value-type="currency" office:value="0.10290000000000001" table:formula="of:=[.C14]*[.D14]" table:style-name="ce7">
            <text:p><text:s/>$0.10<text:s/></text:p>
          </table:table-cell>
          <table:table-cell office:value-type="currency" office:value="0.10290000000000001" table:formula="of:=[.C14]*[.E14]" table:style-name="ce3">
            <text:p><text:s/>$0.103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1,J2</text:p>
          </table:table-cell>
          <table:table-cell office:value-type="string" table:style-name="ce1">
            <text:p>DIN-5</text:p>
          </table:table-cell>
          <table:table-cell office:value-type="float" office:value="2" table:style-name="ce1">
            <text:p>2</text:p>
          </table:table-cell>
          <table:table-cell office:value-type="currency" office:value="2.15" table:style-name="ce4">
            <text:p>$2.15<text:s/></text:p>
          </table:table-cell>
          <table:table-cell office:value-type="currency" office:value="1.87" table:style-name="ce6">
            <text:p><text:s/>$1.870<text:s/></text:p>
          </table:table-cell>
          <table:table-cell office:value-type="string" table:style-name="ce1">
            <text:p>CP-2350-ND</text:p>
          </table:table-cell>
          <table:table-cell table:number-columns-repeated="4" table:style-name="ce1"/>
          <table:table-cell office:value-type="currency" office:value="4.3" table:formula="of:=[.C15]*[.D15]" table:style-name="ce7">
            <text:p><text:s/>$4.30<text:s/></text:p>
          </table:table-cell>
          <table:table-cell office:value-type="currency" office:value="3.74" table:formula="of:=[.C15]*[.E15]" table:style-name="ce3">
            <text:p><text:s/>$3.740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3</text:p>
          </table:table-cell>
          <table:table-cell office:value-type="string" table:style-name="ce1">
            <text:p>2 pin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5">
            <text:p>$0.10<text:s/></text:p>
          </table:table-cell>
          <table:table-cell office:value-type="currency" office:value="7.5999999999999998E-2" table:style-name="ce6">
            <text:p><text:s/>$0.076<text:s/></text:p>
          </table:table-cell>
          <table:table-cell office:value-type="string" table:style-name="ce1">
            <text:p>2057-PH1RA-02-UA-ND</text:p>
          </table:table-cell>
          <table:table-cell table:number-columns-repeated="4" table:style-name="ce1"/>
          <table:table-cell office:value-type="currency" office:value="0.1" table:formula="of:=[.C16]*[.D16]" table:style-name="ce7">
            <text:p><text:s/>$0.10<text:s/></text:p>
          </table:table-cell>
          <table:table-cell office:value-type="currency" office:value="7.5999999999999998E-2" table:formula="of:=[.C16]*[.E16]" table:style-name="ce3">
            <text:p><text:s/>$0.076<text:s/>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8"/>
          <table:table-cell table:number-columns-repeated="4" table:style-name="ce1"/>
          <table:table-cell office:value-type="string" table:style-name="ce1">
            <text:p>Single unit part cost</text:p>
          </table:table-cell>
          <table:table-cell table:style-name="ce1"/>
          <table:table-cell office:value-type="currency" office:value="38.262900000000002" table:formula="of:=SUM([.K5:.K16])" table:style-name="ce7">
            <text:p><text:s/>$38.26<text:s/>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office:value-type="string" table:style-name="ce1">
            <text:p>Batch of 10 units part cost</text:p>
          </table:table-cell>
          <table:table-cell table:number-columns-repeated="2" table:style-name="ce1"/>
          <table:table-cell office:value-type="currency" office:value="36.904900000000005" table:formula="of:=SUM([.L5:.L16])" table:style-name="ce7">
            <text:p><text:s/>$36.90<text:s/></text:p>
          </table:table-cell>
          <table:table-cell table:number-columns-repeated="1637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37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37P0"/>
    </number:currency-style>
    <number:currency-style style:name="N38P0">
      <number:text> </number:text>
      <number:currency-symbol>$</number:currency-symbol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38P1">
      <number:text> </number:text>
      <number:currency-symbol>$</number:currency-symbol>
      <number:fill-character> </number:fill-character>
      <number:text>(</number:text>
      <number:number number:decimal-places="3" number:min-decimal-places="3" number:min-integer-digits="1" number:grouping="true"/>
      <number:text>)</number:text>
    </number:currency-style>
    <number:currency-style style:name="N38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>
      <number:text> </number:text>
      <number:currency-symbol>$</number:currency-symbol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39P1">
      <number:text> </number:text>
      <number:currency-symbol>$</number:currency-symbol>
      <number:fill-character> </number:fill-character>
      <number:text>(</number:text>
      <number:number number:decimal-places="3" number:min-decimal-places="3" number:min-integer-digits="1" number:grouping="true"/>
      <number:text>)</number:text>
    </number:currency-style>
    <number:currency-style style:name="N39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Lukas Severinghaus</meta:initial-creator>
    <dc:creator>Lukas Severinghaus</dc:creator>
    <meta:creation-date>2021-09-10T00:24:15Z</meta:creation-date>
    <dc:date>2021-09-12T04:16:33Z</dc:date>
  </office:meta>
</office:document-meta>
</file>